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line-height="200%" fo:text-indent="0cm" style:auto-text-indent="false"/>
      <style:text-properties style:font-name="Verdana1" fo:font-size="16pt" officeooo:paragraph-rsid="001dc54f"/>
    </style:style>
    <style:style style:name="P4" style:family="paragraph" style:parent-style-name="Standard">
      <loext:graphic-properties draw:fill-gradient-name="gradient" draw:fill-hatch-name="hatch"/>
      <style:paragraph-properties fo:margin-left="1.251cm" fo:margin-right="0cm" fo:margin-top="0.199cm" fo:margin-bottom="0.6cm" style:contextual-spacing="false" fo:text-indent="0cm" style:auto-text-indent="false"/>
      <style:text-properties style:font-name="Verdana1" fo:font-size="16pt" officeooo:paragraph-rsid="001dc54f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style:text-underline-style="none" officeooo:rsid="001e98b1" officeooo:paragraph-rsid="001e98b1"/>
    </style:style>
    <style:style style:name="P6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text-underline-style="solid" style:text-underline-width="auto" style:text-underline-color="font-color" officeooo:rsid="001dc54f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5">Confira os sintomas da Dengue</text:span></text:p>
      <text:p text:style-name="P3"><text:span text:style-name="T14"><text:tab/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4"><text:span text:style-name="T14"><text:tab/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43:25.904000000</dc:date>
    <meta:editing-duration>PT11M46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